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791cm" style:rel-column-width="18467*"/>
    </style:style>
    <style:style style:name="Tabelle1.B" style:family="table-column">
      <style:table-column-properties style:column-width="6.103cm" style:rel-column-width="23526*"/>
    </style:style>
    <style:style style:name="Tabelle1.C" style:family="table-column">
      <style:table-column-properties style:column-width="6.107cm" style:rel-column-width="23542*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none" fo:border-right="0.05pt solid #000000" fo:border-top="none" fo:border-bottom="0.05pt solid #000000"/>
    </style:style>
    <style:style style:name="Tabel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791cm" style:rel-column-width="18467*"/>
    </style:style>
    <style:style style:name="Tabelle2.B" style:family="table-column">
      <style:table-column-properties style:column-width="12.21cm" style:rel-column-width="47068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791cm" style:rel-column-width="18467*"/>
    </style:style>
    <style:style style:name="Tabelle3.B" style:family="table-column">
      <style:table-column-properties style:column-width="4.069cm" style:rel-column-width="15686*"/>
    </style:style>
    <style:style style:name="Tabelle3.D" style:family="table-column">
      <style:table-column-properties style:column-width="4.071cm" style:rel-column-width="15696*"/>
    </style:style>
    <style:style style:name="Tabel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none" fo:border-right="none" fo:border-top="none" fo:border-bottom="0.05pt solid #000000"/>
    </style:style>
    <style:style style:name="Tabelle3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2a61d" officeooo:paragraph-rsid="0012a61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weight="normal" officeooo:rsid="0012a61d" officeooo:paragraph-rsid="0012a61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position="0% 100%" fo:font-weight="normal" officeooo:rsid="0012a61d" officeooo:paragraph-rsid="0012a61d" style:font-weight-asian="normal" style:font-weight-complex="normal"/>
    </style:style>
    <style:style style:name="P4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2a61d" officeooo:paragraph-rsid="0012a61d"/>
    </style:style>
    <style:style style:name="P5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4ed24" officeooo:paragraph-rsid="0014ed24"/>
    </style:style>
    <style:style style:name="P6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style:text-underline-style="solid" style:text-underline-width="auto" style:text-underline-color="font-color" officeooo:rsid="001904b8" officeooo:paragraph-rsid="001904b8"/>
    </style:style>
    <style:style style:name="P7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7c592" officeooo:paragraph-rsid="0017c592" fo:background-color="#ffff00"/>
    </style:style>
    <style:style style:name="P8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2a61d" officeooo:paragraph-rsid="0012a61d" fo:background-color="#ffff00"/>
    </style:style>
    <style:style style:name="P9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904b8" officeooo:paragraph-rsid="001904b8" fo:background-color="#ffff00"/>
    </style:style>
    <style:style style:name="P10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6d3fd" officeooo:paragraph-rsid="0017c592" fo:background-color="transparent"/>
    </style:style>
    <style:style style:name="P11" style:family="paragraph" style:parent-style-name="Table_20_Contents">
      <loext:graphic-properties draw:fill="none"/>
      <style:paragraph-properties fo:text-align="justify" style:justify-single-word="false" text:number-lines="false" text:line-number="0"/>
      <style:text-properties fo:language="de" fo:country="DE" officeooo:rsid="0014ed24" officeooo:paragraph-rsid="0014ed24"/>
    </style:style>
    <style:style style:name="P12" style:family="paragraph" style:parent-style-name="Table_20_Contents">
      <loext:graphic-properties draw:fill="none"/>
      <style:paragraph-properties fo:text-align="justify" style:justify-single-word="false" text:number-lines="false" text:line-number="0"/>
      <style:text-properties fo:language="de" fo:country="DE" officeooo:rsid="001904b8" officeooo:paragraph-rsid="001904b8"/>
    </style:style>
    <style:style style:name="P13" style:family="paragraph" style:parent-style-name="Table_20_Contents">
      <loext:graphic-properties draw:fill="none"/>
      <style:paragraph-properties fo:text-align="justify" style:justify-single-word="false" text:number-lines="false" text:line-number="0"/>
      <style:text-properties fo:language="de" fo:country="DE" style:text-underline-style="solid" style:text-underline-width="auto" style:text-underline-color="font-color" officeooo:rsid="001904b8" officeooo:paragraph-rsid="001904b8"/>
    </style:style>
    <style:style style:name="P14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text:number-lines="false" text:line-number="0"/>
      <style:text-properties style:text-position="0% 100%" fo:language="de" fo:country="DE" fo:font-weight="bold" officeooo:rsid="0012a61d" officeooo:paragraph-rsid="0012a61d" style:font-weight-asian="bold" style:font-weight-complex="bold"/>
    </style:style>
    <style:style style:name="P15" style:family="paragraph" style:parent-style-name="Table_20_Contents" style:list-style-name="L1">
      <loext:graphic-properties draw:fill="none"/>
      <style:paragraph-properties fo:text-align="justify" style:justify-single-word="false" text:number-lines="false" text:line-number="0"/>
      <style:text-properties fo:language="de" fo:country="DE" officeooo:rsid="0014ed24" officeooo:paragraph-rsid="001d7067"/>
    </style:style>
    <style:style style:name="P16" style:family="paragraph" style:parent-style-name="Table_20_Contents" style:list-style-name="L6">
      <loext:graphic-properties draw:fill="none"/>
      <style:paragraph-properties fo:text-align="justify" style:justify-single-word="false" text:number-lines="false" text:line-number="0"/>
      <style:text-properties fo:language="de" fo:country="DE" officeooo:rsid="0014ed24" officeooo:paragraph-rsid="0014ed24"/>
    </style:style>
    <style:style style:name="P17" style:family="paragraph" style:parent-style-name="Table_20_Contents" style:list-style-name="L8">
      <loext:graphic-properties draw:fill="none"/>
      <style:paragraph-properties fo:text-align="justify" style:justify-single-word="false" text:number-lines="false" text:line-number="0"/>
      <style:text-properties fo:language="de" fo:country="DE" officeooo:rsid="0014ed24" officeooo:paragraph-rsid="001cc93f"/>
    </style:style>
    <style:style style:name="P18" style:family="paragraph" style:parent-style-name="Table_20_Contents" style:list-style-name="L2">
      <loext:graphic-properties draw:fill="none"/>
      <style:paragraph-properties fo:text-align="justify" style:justify-single-word="false" text:number-lines="false" text:line-number="0"/>
      <style:text-properties fo:language="de" fo:country="DE" officeooo:rsid="001904b8" officeooo:paragraph-rsid="001904b8"/>
    </style:style>
    <style:style style:name="P19" style:family="paragraph" style:parent-style-name="Table_20_Contents" style:list-style-name="L6">
      <loext:graphic-properties draw:fill="none"/>
      <style:paragraph-properties fo:text-align="justify" style:justify-single-word="false" text:number-lines="false" text:line-number="0"/>
      <style:text-properties fo:language="de" fo:country="DE" officeooo:rsid="001904b8" officeooo:paragraph-rsid="001904b8"/>
    </style:style>
    <style:style style:name="P20" style:family="paragraph" style:parent-style-name="Table_20_Contents" style:list-style-name="L3">
      <loext:graphic-properties draw:fill="none"/>
      <style:paragraph-properties fo:text-align="justify" style:justify-single-word="false" text:number-lines="false" text:line-number="0"/>
      <style:text-properties fo:language="de" fo:country="DE" style:text-underline-style="none" officeooo:rsid="001904b8" officeooo:paragraph-rsid="001904b8" fo:background-color="#ffff00"/>
    </style:style>
    <style:style style:name="P21" style:family="paragraph" style:parent-style-name="Table_20_Contents">
      <loext:graphic-properties draw:fill="none"/>
      <style:paragraph-properties fo:text-align="justify" style:justify-single-word="false" text:number-lines="false" text:line-number="0"/>
      <style:text-properties fo:language="de" fo:country="DE" style:text-underline-style="none" officeooo:rsid="001904b8" officeooo:paragraph-rsid="001904b8"/>
    </style:style>
    <style:style style:name="P22" style:family="paragraph" style:parent-style-name="Table_20_Contents" style:list-style-name="L4">
      <loext:graphic-properties draw:fill="none"/>
      <style:paragraph-properties fo:text-align="justify" style:justify-single-word="false" text:number-lines="false" text:line-number="0"/>
      <style:text-properties fo:language="de" fo:country="DE" style:text-underline-style="none" officeooo:rsid="001904b8" officeooo:paragraph-rsid="001904b8"/>
    </style:style>
    <style:style style:name="P23" style:family="paragraph" style:parent-style-name="Table_20_Contents" style:list-style-name="L7">
      <loext:graphic-properties draw:fill="none"/>
      <style:paragraph-properties fo:text-align="justify" style:justify-single-word="false" text:number-lines="false" text:line-number="0"/>
      <style:text-properties fo:language="de" fo:country="DE" style:text-underline-style="none" officeooo:rsid="001904b8" officeooo:paragraph-rsid="001904b8"/>
    </style:style>
    <style:style style:name="P24" style:family="paragraph" style:parent-style-name="Table_20_Contents" style:list-style-name="L5">
      <loext:graphic-properties draw:fill="none"/>
      <style:paragraph-properties fo:text-align="justify" style:justify-single-word="false" text:number-lines="false" text:line-number="0"/>
      <style:text-properties fo:language="de" fo:country="DE" style:text-underline-style="none" officeooo:rsid="001aed29" officeooo:paragraph-rsid="001aed29"/>
    </style:style>
    <style:style style:name="P25" style:family="paragraph" style:parent-style-name="Table_20_Contents" style:list-style-name="L6">
      <loext:graphic-properties draw:fill="none"/>
      <style:paragraph-properties fo:text-align="justify" style:justify-single-word="false" text:number-lines="false" text:line-number="0"/>
      <style:text-properties fo:language="de" fo:country="DE" officeooo:rsid="001904b8" officeooo:paragraph-rsid="001904b8" fo:background-color="#ffff00"/>
    </style:style>
    <style:style style:name="P26" style:family="paragraph" style:parent-style-name="Table_20_Contents" style:list-style-name="L8">
      <loext:graphic-properties draw:fill="none"/>
      <style:paragraph-properties fo:text-align="justify" style:justify-single-word="false" text:number-lines="false" text:line-number="0"/>
      <style:text-properties fo:language="de" fo:country="DE" officeooo:rsid="0016d3fd" officeooo:paragraph-rsid="001cc93f"/>
    </style:style>
    <style:style style:name="P27" style:family="paragraph" style:parent-style-name="Table_20_Contents">
      <loext:graphic-properties draw:fill="none"/>
      <style:paragraph-properties fo:margin-left="0cm" fo:margin-right="0cm" fo:text-align="justify" style:justify-single-word="false" fo:text-indent="0.199cm" style:auto-text-indent="false" text:number-lines="false" text:line-number="0"/>
      <style:text-properties fo:language="de" fo:country="DE" officeooo:rsid="0017c592" officeooo:paragraph-rsid="0017c592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59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bfb6f"/>
    </style:style>
    <style:style style:name="T6" style:family="text">
      <style:text-properties officeooo:rsid="001cc93f"/>
    </style:style>
    <style:style style:name="T7" style:family="text">
      <style:text-properties officeooo:rsid="001d7067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bfb6f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auftrag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4">Projekttitel</text:p>
          </table:table-cell>
          <table:table-cell table:style-name="Tabelle1.B1" table:number-columns-spanned="2" office:value-type="string">
            <text:p text:style-name="P4">Intense Doge Navigation</text:p>
          </table:table-cell>
          <table:covered-table-cell/>
        </table:table-row>
        <table:table-row>
          <table:table-cell table:style-name="Tabelle1.A2" office:value-type="string">
            <text:p text:style-name="P14">Project Owner</text:p>
          </table:table-cell>
          <table:table-cell table:style-name="Tabelle1.B2" table:number-columns-spanned="2" office:value-type="string">
            <text:p text:style-name="P4">Herr K., KKAirport</text:p>
          </table:table-cell>
          <table:covered-table-cell/>
        </table:table-row>
        <table:table-row>
          <table:table-cell table:style-name="Tabelle1.A2" office:value-type="string">
            <text:p text:style-name="P14">Project Manager</text:p>
          </table:table-cell>
          <table:table-cell table:style-name="Tabelle1.B3" table:number-columns-spanned="2" office:value-type="string">
            <text:p text:style-name="P8"><text:span text:style-name="T7">Billy Boss, </text:span>CS3</text:p>
          </table:table-cell>
          <table:covered-table-cell/>
        </table:table-row>
        <table:table-row>
          <table:table-cell table:style-name="Tabelle1.A2" office:value-type="string">
            <text:p text:style-name="P14">Projektziel</text:p>
          </table:table-cell>
          <table:table-cell table:style-name="Tabelle1.B4" table:number-columns-spanned="2" office:value-type="string">
            <text:p text:style-name="P5">Entwicklung einer IDN für den Flughafen KKAirport</text:p>
          </table:table-cell>
          <table:covered-table-cell/>
        </table:table-row>
        <table:table-row>
          <table:table-cell table:style-name="Tabelle1.A2" office:value-type="string">
            <text:p text:style-name="P14">Projektgegenstand</text:p>
          </table:table-cell>
          <table:table-cell table:style-name="Tabelle1.B5" table:number-columns-spanned="2" office:value-type="string">
            <text:list xml:id="list6907570487391251011" text:style-name="L1">
              <text:list-item>
                <text:p text:style-name="P15">Fertiges Produkt</text:p>
              </text:list-item>
              <text:list-item>
                <text:p text:style-name="P15">Source Code</text:p>
              </text:list-item>
              <text:list-item>
                <text:p text:style-name="P15">Infrastruktur</text:p>
              </text:list-item>
              <text:list-item>
                <text:p text:style-name="P15">Dokumentation</text:p>
              </text:list-item>
            </text:list>
          </table:table-cell>
          <table:covered-table-cell/>
        </table:table-row>
        <table:table-row>
          <table:table-cell table:style-name="Tabelle1.A2" office:value-type="string">
            <text:p text:style-name="P14">Abnahmekriterien</text:p>
          </table:table-cell>
          <table:table-cell table:style-name="Tabelle1.B6" table:number-columns-spanned="2" office:value-type="string">
            <text:list xml:id="list5942268984414845127" text:style-name="L2">
              <text:list-item>
                <text:p text:style-name="P18">Implementation nach [5]</text:p>
              </text:list-item>
              <text:list-item>
                <text:p text:style-name="P18">Einhalten der Standar<text:span text:style-name="T7">d</text:span>s nach [4] und [6]</text:p>
              </text:list-item>
            </text:list>
          </table:table-cell>
          <table:covered-table-cell/>
        </table:table-row>
        <table:table-row>
          <table:table-cell table:style-name="Tabelle1.A2" office:value-type="string">
            <text:p text:style-name="P14">Projektorganisation</text:p>
          </table:table-cell>
          <table:table-cell table:style-name="Tabelle1.B7" table:number-columns-spanned="2" office:value-type="string">
            <text:p text:style-name="P7">Le<text:span text:style-name="T6">nk</text:span>ungsausschuss:</text:p>
            <text:p text:style-name="P7">- Billy Boss, CS3 (Vorstand)</text:p>
            <text:p text:style-name="P7">- Herr K., KKAirport (Personalbetreuung)</text:p>
            <text:p text:style-name="P7">- Finn Finanzier, KKAirport (Finanzvorstand)</text:p>
          </table:table-cell>
          <table:covered-table-cell/>
        </table:table-row>
        <table:table-row>
          <table:table-cell table:style-name="Tabelle1.A2" office:value-type="string">
            <text:p text:style-name="P14">Rahmenbedingungen</text:p>
          </table:table-cell>
          <table:table-cell table:style-name="Tabelle1.B8" office:value-type="string">
            <text:p text:style-name="P4"><text:span text:style-name="T1">Beginn:</text:span> <text:span text:style-name="T9">01</text:span><text:span text:style-name="T8">.</text:span><text:span text:style-name="T9">10</text:span><text:span text:style-name="T8">.</text:span><text:span text:style-name="T9">2015</text:span></text:p>
            <text:p text:style-name="P4"/>
            <text:p text:style-name="P6">Arbeitsorte:</text:p>
            <text:list xml:id="list7204064700588696997" text:style-name="L3">
              <text:list-item>
                <text:p text:style-name="P20">Los Angeles, CA, USA</text:p>
              </text:list-item>
              <text:list-item>
                <text:p text:style-name="P20">Tokyo, Japan</text:p>
              </text:list-item>
              <text:list-item>
                <text:p text:style-name="P20">Köln, Deutschland</text:p>
              </text:list-item>
            </text:list>
            <text:p text:style-name="P21"/>
            <text:p text:style-name="P12"><text:span text:style-name="T4"><text:s text:c="2"/></text:span><text:span text:style-name="T3">Standards:</text:span></text:p>
            <text:list xml:id="list7555725732271876950" text:style-name="L4">
              <text:list-item>
                <text:p text:style-name="P22">[4] und [6]</text:p>
              </text:list-item>
            </text:list>
            <text:p text:style-name="P21"/>
            <text:p text:style-name="P12"><text:span text:style-name="T4"><text:s text:c="2"/></text:span><text:span text:style-name="T3">Technologie:</text:span></text:p>
            <text:list xml:id="list3802012501105893138" text:style-name="L5">
              <text:list-item>
                <text:p text:style-name="P24"><text:span text:style-name="T8">JetBrains PyCharm IDE</text:span></text:p>
              </text:list-item>
            </text:list>
          </table:table-cell>
          <table:table-cell table:style-name="Tabelle1.C8" office:value-type="string">
            <text:p text:style-name="P4"><text:span text:style-name="T1">Ende:</text:span> <text:span text:style-name="T9">31</text:span><text:span text:style-name="T8">.</text:span><text:span text:style-name="T9">03</text:span><text:span text:style-name="T8">.</text:span><text:span text:style-name="T9">2016</text:span></text:p>
          </table:table-cell>
        </table:table-row>
        <table:table-row>
          <table:table-cell table:style-name="Tabelle1.A2" office:value-type="string">
            <text:p text:style-name="P14">Ressourcen</text:p>
          </table:table-cell>
          <table:table-cell table:style-name="Tabelle1.B9" table:number-columns-spanned="2" office:value-type="string">
            <text:p text:style-name="P12"><text:span text:style-name="T4"><text:s text:c="2"/></text:span><text:span text:style-name="T3">Personal:</text:span></text:p>
            <text:list xml:id="list4557706054143396456" text:style-name="L6">
              <text:list-item>
                <text:p text:style-name="P16">eigenes Entwicklungsteam</text:p>
                <text:list>
                  <text:list-item>
                    <text:p text:style-name="P25">1 Senior Developer</text:p>
                  </text:list-item>
                  <text:list-item>
                    <text:p text:style-name="P25">4 Developer</text:p>
                  </text:list-item>
                </text:list>
              </text:list-item>
              <text:list-item>
                <text:p text:style-name="P16">Flughafen-eigenes Montageteam</text:p>
              </text:list-item>
            </text:list>
            <text:p text:style-name="P11"/>
            <text:p text:style-name="P13"><text:span text:style-name="T4"><text:s text:c="2"/></text:span>Material:</text:p>
            <text:list xml:id="list93122550374668" text:continue-numbering="true" text:style-name="L6">
              <text:list-item>
                <text:p text:style-name="P16">Arbeitsplätze</text:p>
                <text:list>
                  <text:list-item>
                    <text:p text:style-name="P25">Rechner mit IDE, CVS o.Ä., Internetzugang</text:p>
                  </text:list-item>
                </text:list>
              </text:list-item>
              <text:list-item>
                <text:p text:style-name="P16">Zeit (Start- und Endtermin vorgegeben, daher stark begrenzt)</text:p>
              </text:list-item>
              <text:list-item>
                <text:p text:style-name="P19">Test Server</text:p>
              </text:list-item>
            </text:list>
            <text:p text:style-name="P11"/>
            <text:p text:style-name="P13"><text:span text:style-name="T4"><text:s text:c="2"/></text:span>Budget:</text:p>
            <text:list xml:id="list906043727697711720" text:style-name="L7">
              <text:list-item>
                <text:p text:style-name="P23">1.000.000 (1. Mio.) EUR</text:p>
              </text:list-item>
            </text:list>
          </table:table-cell>
          <table:covered-table-cell/>
        </table:table-row>
      </table:table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4">Stakeholder</text:p>
          </table:table-cell>
          <table:table-cell table:style-name="Tabelle2.B1" office:value-type="string">
            <text:list xml:id="list4734560849370105000" text:style-name="L8">
              <text:list-item>
                <text:p text:style-name="P17">KKAirport</text:p>
              </text:list-item>
              <text:list-item>
                <text:p text:style-name="P26">Ladenbesitzer</text:p>
              </text:list-item>
            </text:list>
          </table:table-cell>
        </table:table-row>
      </table:table>
      <text:p text:style-name="Text_20_body"/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row>
          <table:table-cell table:style-name="Tabelle3.A1" office:value-type="string">
            <text:p text:style-name="P14">Anlagen</text:p>
          </table:table-cell>
          <table:table-cell table:style-name="Tabelle3.B1" table:number-columns-spanned="3" office:value-type="string">
            <text:p text:style-name="P10"><text:span text:style-name="T2">[1]</text:span>Project Canvas</text:p>
            <text:p text:style-name="P7">[2]Manual</text:p>
            <text:p text:style-name="P7"><text:soft-page-break/>[3]Dokumentation</text:p>
            <text:p text:style-name="P7">[4]QA-Standarts</text:p>
            <text:p text:style-name="P9">[5]Projektspezifikationen</text:p>
            <text:p text:style-name="P9">[6]CS3-IDN-ISO-2015-22-da-21-lk-up-19-pq-hs-wow</text:p>
          </table:table-cell>
          <table:covered-table-cell/>
          <table:covered-table-cell/>
        </table:table-row>
        <table:table-row>
          <table:table-cell table:style-name="Tabelle3.A2" office:value-type="string">
            <text:p text:style-name="P14">Freigabe</text:p>
          </table:table-cell>
          <table:table-cell table:style-name="Tabelle3.B2" office:value-type="string">
            <text:p text:style-name="P4"/>
            <text:p text:style-name="P4"/>
            <text:p text:style-name="P8">Hamburg,</text:p>
            <text:p text:style-name="P8">04.11.2015</text:p>
            <text:p text:style-name="P4">Project Manager</text:p>
          </table:table-cell>
          <table:table-cell table:style-name="Tabelle3.C2" office:value-type="string">
            <text:p text:style-name="P4"/>
            <text:p text:style-name="P4"/>
            <text:p text:style-name="P8">Hamburg,</text:p>
            <text:p text:style-name="P8">04.11.2015</text:p>
            <text:p text:style-name="P4">Manager CS3</text:p>
          </table:table-cell>
          <table:table-cell table:style-name="Tabelle3.D2" office:value-type="string">
            <text:p text:style-name="P4"/>
            <text:p text:style-name="P4"/>
            <text:p text:style-name="P8">Karlsruhe,</text:p>
            <text:p text:style-name="P8">04.11.2015</text:p>
            <text:p text:style-name="P4">Project Own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wiss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MS Mincho" style:font-family-asian="'MS Mincho'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09:59:40.979000000</meta:creation-date>
    <dc:date>2015-11-05T09:31:20.772000000</dc:date>
    <meta:editing-duration>PT54M36S</meta:editing-duration>
    <meta:editing-cycles>11</meta:editing-cycles>
    <meta:generator>LibreOffice/4.4.0.3$Windows_x86 LibreOffice_project/de093506bcdc5fafd9023ee680b8c60e3e0645d7</meta:generator>
    <meta:document-statistic meta:table-count="3" meta:image-count="0" meta:object-count="0" meta:page-count="2" meta:paragraph-count="66" meta:word-count="160" meta:character-count="1203" meta:non-whitespace-character-count="1121"/>
  </office:meta>
</office:document-meta>
</file>